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e" svg:font-family="Calibr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545cm" style:rel-column-width="5957*"/>
    </style:style>
    <style:style style:name="Table1.K" style:family="table-column">
      <style:table-column-properties style:column-width="1.547cm" style:rel-column-width="5965*"/>
    </style:style>
    <style:style style:name="Table1.A1" style:family="table-cell">
      <style:table-cell-properties style:writing-mode="page"/>
    </style:style>
    <style:style style:name="Table1.7" style:family="table-row">
      <style:table-row-properties style:min-row-height="0.709cm"/>
    </style:style>
    <style:style style:name="Table2" style:family="table">
      <style:table-properties style:width="3.325cm" table:align="left"/>
    </style:style>
    <style:style style:name="Table2.A" style:family="table-column">
      <style:table-column-properties style:column-width="1.695cm"/>
    </style:style>
    <style:style style:name="Table2.B" style:family="table-column">
      <style:table-column-properties style:column-width="1.63cm"/>
    </style:style>
    <style:style style:name="Table2.A1" style:family="table-cell">
      <style:table-cell-properties style:vertical-align="middle" fo:padding="0.049cm" fo:border="none"/>
    </style:style>
    <style:style style:name="P1" style:family="paragraph" style:parent-style-name="Heading_20_2">
      <style:paragraph-properties fo:text-align="justify" style:justify-single-word="false"/>
      <style:text-properties fo:font-size="16pt" fo:font-weight="normal" officeooo:rsid="001c540f" officeooo:paragraph-rsid="001c540f" fo:background-color="#ffff00" style:font-size-asian="14pt" style:font-weight-asian="normal" style:font-size-complex="16pt" style:font-weight-complex="normal"/>
    </style:style>
    <style:style style:name="P2" style:family="paragraph" style:parent-style-name="Standard">
      <style:paragraph-properties fo:text-align="justify" style:justify-single-word="false"/>
      <style:text-properties fo:font-size="16pt" fo:font-weight="normal" officeooo:rsid="00213cda" officeooo:paragraph-rsid="00213cda" fo:background-color="#ffff00" style:font-size-asian="14pt" style:font-weight-asian="normal" style:font-size-complex="16pt" style:font-weight-complex="normal"/>
    </style:style>
    <style:style style:name="P3" style:family="paragraph" style:parent-style-name="Standard">
      <style:text-properties fo:font-size="16pt" fo:font-weight="normal" officeooo:rsid="0019e3d1" officeooo:paragraph-rsid="0019e3d1"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fo:font-weight="normal" officeooo:rsid="0019e3d1" officeooo:paragraph-rsid="0019e3d1" style:font-size-asian="14pt" style:font-weight-asian="normal" style:font-size-complex="16pt" style:font-weight-complex="normal"/>
    </style:style>
    <style:style style:name="P5" style:family="paragraph" style:parent-style-name="Standard">
      <style:text-properties fo:font-size="16pt" officeooo:rsid="0017667d" officeooo:paragraph-rsid="0017667d" style:font-size-asian="14pt" style:font-size-complex="16pt"/>
    </style:style>
    <style:style style:name="P6" style:family="paragraph" style:parent-style-name="Standard">
      <style:text-properties fo:font-size="16pt" officeooo:rsid="00199608" officeooo:paragraph-rsid="00199608" style:font-size-asian="14pt" style:font-size-complex="16pt"/>
    </style:style>
    <style:style style:name="P7" style:family="paragraph" style:parent-style-name="Standard">
      <style:paragraph-properties fo:text-align="justify" style:justify-single-word="false"/>
      <style:text-properties officeooo:rsid="00180ca2" officeooo:paragraph-rsid="00180ca2"/>
    </style:style>
    <style:style style:name="P8" style:family="paragraph" style:parent-style-name="Preformatted_20_Text">
      <style:paragraph-properties fo:margin-left="0cm" fo:margin-right="0cm" fo:margin-top="0cm" fo:margin-bottom="0.499cm" style:contextual-spacing="false" fo:text-indent="0cm" style:auto-text-indent="false" style:writing-mode="lr-tb"/>
    </style:style>
    <style:style style:name="P9" style:family="paragraph" style:parent-style-name="Heading_20_3">
      <style:paragraph-properties fo:margin-left="0cm" fo:margin-right="0cm" fo:margin-top="0cm" fo:margin-bottom="0.499cm" style:contextual-spacing="false" fo:text-indent="0cm" style:auto-text-indent="false" style:writing-mode="lr-tb"/>
    </style:style>
    <style:style style:name="P10" style:family="paragraph" style:parent-style-name="Heading_20_1">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Heading_20_1">
      <style:text-properties style:font-name="Carlito" fo:font-size="16pt" fo:font-weight="normal" officeooo:rsid="0019e3d1" officeooo:paragraph-rsid="00180ca2" style:font-size-asian="14pt" style:font-weight-asian="normal" style:font-size-complex="16pt" style:font-weight-complex="normal"/>
    </style:style>
    <style:style style:name="P14" style:family="paragraph" style:parent-style-name="Standard">
      <style:text-properties style:font-name="Carlito" fo:font-size="16pt" fo:font-weight="normal" officeooo:rsid="0019e3d1" officeooo:paragraph-rsid="00180ca2"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style:font-name="Carlito" fo:font-size="16pt" fo:font-weight="normal" officeooo:rsid="0019e3d1" officeooo:paragraph-rsid="0019e3d1"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style:font-name="Carlito" fo:font-size="16pt" fo:font-weight="normal" officeooo:rsid="001c540f" officeooo:paragraph-rsid="001c540f" fo:background-color="#ffff00"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style:font-name="Carlito" fo:font-size="16pt" fo:font-weight="normal" officeooo:rsid="001e3c65" officeooo:paragraph-rsid="001c540f" fo:background-color="#ffff00"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style:font-name="Carlito" fo:font-size="16pt" fo:font-weight="normal" officeooo:rsid="001e3c65" officeooo:paragraph-rsid="001e3c65" fo:background-color="#ffff00"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style:font-name="Carlito" fo:font-size="16pt" fo:font-weight="normal" officeooo:rsid="001e3c65" officeooo:paragraph-rsid="001c540f" fo:background-color="#ffff00" style:font-size-asian="14pt" style:font-weight-asian="normal" style:font-size-complex="16pt" style:font-weight-complex="normal"/>
    </style:style>
    <style:style style:name="P20" style:family="paragraph" style:parent-style-name="Standard">
      <style:paragraph-properties fo:text-align="center" style:justify-single-word="false"/>
      <style:text-properties style:font-name="Carlito" fo:font-size="16pt" fo:font-weight="bold" officeooo:rsid="0017667d" officeooo:paragraph-rsid="0017667d" style:font-size-asian="14pt" style:font-weight-asian="bold" style:font-size-complex="16pt" style:font-weight-complex="bold"/>
    </style:style>
    <style:style style:name="P21" style:family="paragraph" style:parent-style-name="Standard">
      <style:text-properties style:font-name="Carlito" fo:font-size="16pt" fo:font-weight="bold" officeooo:rsid="0017667d" officeooo:paragraph-rsid="0017667d" style:font-size-asian="14pt" style:font-weight-asian="bold" style:font-size-complex="16pt" style:font-weight-complex="bold"/>
    </style:style>
    <style:style style:name="P22" style:family="paragraph" style:parent-style-name="Standard">
      <style:text-properties style:font-name="Carlito" fo:font-size="16pt" officeooo:rsid="0017667d" officeooo:paragraph-rsid="0017667d" style:font-size-asian="14pt" style:font-size-complex="16pt"/>
    </style:style>
    <style:style style:name="P23" style:family="paragraph" style:parent-style-name="Standard">
      <style:text-properties style:font-name="Carlito" fo:font-size="16pt" officeooo:rsid="00180ca2" officeooo:paragraph-rsid="00180ca2" style:font-size-asian="14pt" style:font-size-complex="16pt"/>
    </style:style>
    <style:style style:name="P24" style:family="paragraph" style:parent-style-name="Table_20_Contents">
      <style:text-properties style:font-name="Carlito" fo:font-size="16pt" officeooo:rsid="00191a97" officeooo:paragraph-rsid="00191a97" style:font-size-asian="14pt" style:font-size-complex="16pt"/>
    </style:style>
    <style:style style:name="P25" style:family="paragraph" style:parent-style-name="Table_20_Contents">
      <style:text-properties style:font-name="Carlito" fo:font-size="16pt" style:font-size-asian="14pt" style:font-size-complex="16pt"/>
    </style:style>
    <style:style style:name="P26" style:family="paragraph" style:parent-style-name="Table_20_Contents">
      <style:text-properties style:font-name="Carlito" fo:font-size="16pt" officeooo:rsid="00191a97" officeooo:paragraph-rsid="00191a97" fo:background-color="#ffff00" style:font-size-asian="14pt" style:font-size-complex="16pt"/>
    </style:style>
    <style:style style:name="P27" style:family="paragraph" style:parent-style-name="Heading_20_1">
      <style:paragraph-properties fo:text-align="center" style:justify-single-word="false"/>
      <style:text-properties style:font-name="Carlito"/>
    </style:style>
    <style:style style:name="P28" style:family="paragraph" style:parent-style-name="Standard">
      <style:paragraph-properties fo:text-align="center" style:justify-single-word="false"/>
      <style:text-properties style:font-name="Carlito" officeooo:paragraph-rsid="002262cc"/>
    </style:style>
    <style:style style:name="P29" style:family="paragraph" style:parent-style-name="Heading_20_2">
      <style:text-properties style:font-name="Carlito"/>
    </style:style>
    <style:style style:name="P30" style:family="paragraph" style:parent-style-name="Heading_20_3">
      <style:text-properties style:font-name="Carlito"/>
    </style:style>
    <style:style style:name="P31" style:family="paragraph" style:parent-style-name="Horizontal_20_Line">
      <style:text-properties style:font-name="Carlito"/>
    </style:style>
    <style:style style:name="P32" style:family="paragraph" style:parent-style-name="Standard">
      <style:paragraph-properties fo:text-align="justify" style:justify-single-word="false"/>
      <style:text-properties style:font-name="Carlito" officeooo:rsid="00180ca2" officeooo:paragraph-rsid="00180ca2"/>
    </style:style>
    <style:style style:name="P33" style:family="paragraph" style:parent-style-name="Standard">
      <style:paragraph-properties fo:text-align="justify" style:justify-single-word="false"/>
      <style:text-properties style:font-name="Carlito" fo:font-weight="bold" officeooo:rsid="0018ef5a" officeooo:paragraph-rsid="0018ef5a" fo:background-color="#ffff00" style:font-weight-asian="bold" style:font-weight-complex="bold"/>
    </style:style>
    <style:style style:name="P34" style:family="paragraph" style:parent-style-name="Standard">
      <style:paragraph-properties fo:text-align="justify" style:justify-single-word="false"/>
      <style:text-properties style:font-name="Carlito" fo:font-size="13pt" fo:font-weight="bold" officeooo:rsid="0023b0bd" officeooo:paragraph-rsid="0023b0bd" style:font-size-asian="13pt" style:font-weight-asian="bold" style:font-size-complex="13pt" style:font-weight-complex="bold"/>
    </style:style>
    <style:style style:name="P35" style:family="paragraph" style:parent-style-name="Standard">
      <style:paragraph-properties fo:text-align="justify" style:justify-single-word="false"/>
      <style:text-properties style:font-name="Carlito" fo:font-size="13pt" fo:font-weight="normal" officeooo:rsid="0023b0bd" officeooo:paragraph-rsid="0023b0bd" style:font-size-asian="13pt" style:font-weight-asian="normal" style:font-size-complex="13pt" style:font-weight-complex="normal"/>
    </style:style>
    <style:style style:name="P36" style:family="paragraph" style:parent-style-name="Table_20_Contents">
      <style:text-properties style:font-name="Carlito"/>
    </style:style>
    <style:style style:name="P37" style:family="paragraph" style:parent-style-name="Table_20_Heading">
      <style:text-properties style:font-name="Carlito"/>
    </style:style>
    <style:style style:name="P38" style:family="paragraph" style:parent-style-name="Text_20_body">
      <style:text-properties style:font-name="Carlito"/>
    </style:style>
    <style:style style:name="P39" style:family="paragraph" style:parent-style-name="Preformatted_20_Text">
      <style:paragraph-properties fo:margin-top="0cm" fo:margin-bottom="0.499cm" style:contextual-spacing="false"/>
    </style:style>
    <style:style style:name="P40" style:family="paragraph" style:parent-style-name="Standard">
      <style:paragraph-properties fo:text-align="center" style:justify-single-word="false"/>
      <style:text-properties fo:font-weight="bold" officeooo:rsid="0017667d" officeooo:paragraph-rsid="0017667d" style:font-weight-asian="bold" style:font-weight-complex="bold"/>
    </style:style>
    <style:style style:name="P41" style:family="paragraph" style:parent-style-name="Standard">
      <style:paragraph-properties fo:text-align="center" style:justify-single-word="false"/>
      <style:text-properties fo:color="#000000" loext:opacity="100%" style:font-name="Linux Biolinum Keyboard O" fo:font-size="32pt" fo:font-weight="bold" officeooo:rsid="0015e86f" officeooo:paragraph-rsid="0015e86f" style:font-size-asian="32pt" style:font-weight-asian="bold" style:font-size-complex="32pt" style:font-weight-complex="bold"/>
    </style:style>
    <style:style style:name="P42" style:family="paragraph" style:parent-style-name="Standard">
      <style:paragraph-properties fo:text-align="center" style:justify-single-word="false"/>
      <style:text-properties style:font-name="Linux Biolinum Keyboard O" fo:font-size="21pt" fo:font-weight="bold" officeooo:rsid="00166e84" officeooo:paragraph-rsid="00166e84" style:font-size-asian="21pt" style:font-weight-asian="bold" style:font-size-complex="21pt" style:font-weight-complex="bold"/>
    </style:style>
    <style:style style:name="P43" style:family="paragraph" style:parent-style-name="Standard">
      <style:paragraph-properties fo:text-align="center" style:justify-single-word="false"/>
      <style:text-properties style:font-name="Linux Biolinum Keyboard O" fo:font-size="21pt" fo:font-weight="bold" officeooo:rsid="002262cc" officeooo:paragraph-rsid="002262cc" style:font-size-asian="21pt" style:font-weight-asian="bold" style:font-size-complex="21pt" style:font-weight-complex="bold"/>
    </style:style>
    <style:style style:name="P44" style:family="paragraph" style:parent-style-name="Standard">
      <style:paragraph-properties fo:text-align="justify" style:justify-single-word="false"/>
      <style:text-properties style:font-name="Linux Biolinum Keyboard O" fo:font-size="22pt" fo:font-weight="bold" officeooo:rsid="00166e84" officeooo:paragraph-rsid="00166e84" style:font-size-asian="22pt" style:font-weight-asian="bold" style:font-size-complex="22pt" style:font-weight-complex="bold"/>
    </style:style>
    <style:style style:name="P45" style:family="paragraph" style:parent-style-name="Standard">
      <style:paragraph-properties fo:text-align="center" style:justify-single-word="false"/>
      <style:text-properties style:font-name="Linux Biolinum Keyboard O" fo:font-size="22pt" fo:font-weight="bold" officeooo:rsid="0015e86f" officeooo:paragraph-rsid="0015e86f" style:font-size-asian="22pt" style:font-weight-asian="bold" style:font-size-complex="22pt" style:font-weight-complex="bold"/>
    </style:style>
    <style:style style:name="P46" style:family="paragraph" style:parent-style-name="Standard">
      <style:paragraph-properties fo:text-align="center" style:justify-single-word="false"/>
      <style:text-properties style:font-name="Linux Biolinum Keyboard O" fo:font-size="13pt" fo:font-weight="bold" officeooo:rsid="002262cc" officeooo:paragraph-rsid="002262cc" style:font-size-asian="13pt" style:font-weight-asian="bold" style:font-size-complex="13pt" style:font-weight-complex="bold"/>
    </style:style>
    <style:style style:name="P47" style:family="paragraph" style:parent-style-name="Standard">
      <style:paragraph-properties fo:text-align="justify" style:justify-single-word="false"/>
      <style:text-properties style:font-name="Linux Biolinum Keyboard O" fo:font-size="13pt" fo:font-weight="bold" officeooo:rsid="002262cc" officeooo:paragraph-rsid="002262cc" style:font-size-asian="13pt" style:font-weight-asian="bold" style:font-size-complex="13pt" style:font-weight-complex="bold"/>
    </style:style>
    <style:style style:name="P48" style:family="paragraph" style:parent-style-name="Standard">
      <style:paragraph-properties fo:text-align="justify" style:justify-single-word="false"/>
      <style:text-properties style:font-name="Calibre" fo:font-size="16pt" fo:font-weight="bold" officeooo:rsid="0015e86f" officeooo:paragraph-rsid="0015e86f" style:font-size-asian="14pt" style:font-weight-asian="bold" style:font-size-complex="16pt" style:font-weight-complex="bold"/>
    </style:style>
    <style:style style:name="P49" style:family="paragraph" style:parent-style-name="Standard">
      <style:paragraph-properties fo:text-align="justify" style:justify-single-word="false"/>
      <style:text-properties style:font-name="Liberation Serif" fo:font-size="21pt" fo:font-weight="bold" officeooo:rsid="00247aea" officeooo:paragraph-rsid="00247aea" style:font-size-asian="21pt" style:font-weight-asian="bold" style:font-size-complex="21pt" style:font-weight-complex="bold"/>
    </style:style>
    <style:style style:name="P50" style:family="paragraph" style:parent-style-name="Standard">
      <style:paragraph-properties fo:text-align="justify" style:justify-single-word="false"/>
      <style:text-properties style:font-name="Liberation Serif" fo:font-size="21pt" fo:font-weight="bold" officeooo:rsid="00247aea" officeooo:paragraph-rsid="00247aea" fo:background-color="#ffff00" style:font-size-asian="21pt" style:font-weight-asian="bold" style:font-size-complex="21pt" style:font-weight-complex="bold"/>
    </style:style>
    <style:style style:name="P51" style:family="paragraph" style:parent-style-name="Text_20_body" style:list-style-name="L1">
      <style:paragraph-properties fo:margin-top="0cm" fo:margin-bottom="0cm" style:contextual-spacing="false"/>
      <style:text-properties style:font-name="Carlito"/>
    </style:style>
    <style:style style:name="P52" style:family="paragraph" style:parent-style-name="Text_20_body" style:list-style-name="L1">
      <style:text-properties style:font-name="Carlito"/>
    </style:style>
    <style:style style:name="P53" style:family="paragraph" style:parent-style-name="Text_20_body" style:list-style-name="L2">
      <style:paragraph-properties fo:margin-top="0cm" fo:margin-bottom="0cm" style:contextual-spacing="false"/>
      <style:text-properties style:font-name="Carlito"/>
    </style:style>
    <style:style style:name="P54" style:family="paragraph" style:parent-style-name="Text_20_body" style:list-style-name="L2">
      <style:text-properties style:font-name="Carlito"/>
    </style:style>
    <style:style style:name="P55" style:family="paragraph" style:parent-style-name="Text_20_body" style:list-style-name="L3">
      <style:paragraph-properties fo:margin-top="0cm" fo:margin-bottom="0cm" style:contextual-spacing="false"/>
      <style:text-properties style:font-name="Carlito"/>
    </style:style>
    <style:style style:name="P56" style:family="paragraph" style:parent-style-name="Text_20_body" style:list-style-name="L3">
      <style:text-properties style:font-name="Carlito"/>
    </style:style>
    <style:style style:name="P57" style:family="paragraph" style:parent-style-name="Text_20_body" style:list-style-name="L4">
      <style:paragraph-properties fo:margin-top="0cm" fo:margin-bottom="0cm" style:contextual-spacing="false"/>
      <style:text-properties style:font-name="Carlito"/>
    </style:style>
    <style:style style:name="P58" style:family="paragraph" style:parent-style-name="Text_20_body" style:list-style-name="L4">
      <style:text-properties style:font-name="Carlito"/>
    </style:style>
    <style:style style:name="P59" style:family="paragraph" style:parent-style-name="Text_20_body" style:list-style-name="L5">
      <style:paragraph-properties fo:margin-top="0cm" fo:margin-bottom="0cm" style:contextual-spacing="false"/>
      <style:text-properties style:font-name="Carlito"/>
    </style:style>
    <style:style style:name="P60" style:family="paragraph" style:parent-style-name="Text_20_body" style:list-style-name="L5">
      <style:text-properties style:font-name="Carlito"/>
    </style:style>
    <style:style style:name="P61" style:family="paragraph" style:parent-style-name="Text_20_body" style:list-style-name="L6">
      <style:paragraph-properties fo:margin-top="0cm" fo:margin-bottom="0cm" style:contextual-spacing="false"/>
      <style:text-properties style:font-name="Carlito"/>
    </style:style>
    <style:style style:name="P62" style:family="paragraph" style:parent-style-name="Text_20_body" style:list-style-name="L6">
      <style:text-properties style:font-name="Carlito"/>
    </style:style>
    <style:style style:name="P63" style:family="paragraph" style:parent-style-name="Text_20_body" style:list-style-name="L7">
      <style:paragraph-properties fo:margin-top="0cm" fo:margin-bottom="0cm" style:contextual-spacing="false"/>
      <style:text-properties style:font-name="Carlito"/>
    </style:style>
    <style:style style:name="P64" style:family="paragraph" style:parent-style-name="Text_20_body" style:list-style-name="L7">
      <style:text-properties style:font-name="Carlito"/>
    </style:style>
    <style:style style:name="P65" style:family="paragraph" style:parent-style-name="Text_20_body" style:list-style-name="L8">
      <style:paragraph-properties fo:margin-top="0cm" fo:margin-bottom="0cm" style:contextual-spacing="false"/>
      <style:text-properties style:font-name="Carlito"/>
    </style:style>
    <style:style style:name="P66" style:family="paragraph" style:parent-style-name="Text_20_body" style:list-style-name="L8">
      <style:text-properties style:font-name="Carlito"/>
    </style:style>
    <style:style style:name="P67" style:family="paragraph" style:parent-style-name="Text_20_body" style:list-style-name="L12">
      <style:text-properties style:font-name="Carlito"/>
    </style:style>
    <style:style style:name="P68" style:family="paragraph" style:parent-style-name="Text_20_body" style:list-style-name="L14">
      <style:text-properties style:font-name="Carlito"/>
    </style:style>
    <style:style style:name="P69" style:family="paragraph" style:parent-style-name="Text_20_body" style:list-style-name="L16">
      <style:text-properties style:font-name="Carlito"/>
    </style:style>
    <style:style style:name="P70" style:family="paragraph" style:parent-style-name="Text_20_body" style:list-style-name="L17">
      <style:text-properties style:font-name="Carlito"/>
    </style:style>
    <style:style style:name="P71" style:family="paragraph" style:parent-style-name="Text_20_body" style:list-style-name="L18">
      <style:text-properties style:font-name="Carlito"/>
    </style:style>
    <style:style style:name="P72" style:family="paragraph" style:parent-style-name="Text_20_body" style:list-style-name="L20">
      <style:text-properties style:font-name="Carlito"/>
    </style:style>
    <style:style style:name="P73" style:family="paragraph" style:parent-style-name="Text_20_body" style:list-style-name="L20">
      <style:paragraph-properties fo:margin-top="0cm" fo:margin-bottom="0cm" style:contextual-spacing="false"/>
      <style:text-properties style:font-name="Carlito"/>
    </style:style>
    <style:style style:name="P74" style:family="paragraph" style:parent-style-name="Text_20_body" style:list-style-name="L21">
      <style:text-properties style:font-name="Carlito"/>
    </style:style>
    <style:style style:name="P75" style:family="paragraph" style:parent-style-name="Text_20_body" style:list-style-name="L9"/>
    <style:style style:name="P76" style:family="paragraph" style:parent-style-name="Text_20_body" style:list-style-name="L9">
      <style:paragraph-properties fo:margin-top="0cm" fo:margin-bottom="0cm" style:contextual-spacing="false"/>
    </style:style>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2"/>
    <style:style style:name="T1" style:family="text">
      <style:text-properties officeooo:rsid="00166e84"/>
    </style:style>
    <style:style style:name="T2" style:family="text">
      <style:text-properties fo:font-weight="bold" style:font-weight-asian="bold" style:font-weight-complex="bold"/>
    </style:style>
    <style:style style:name="T3" style:family="text">
      <style:text-properties style:font-name="Carlito"/>
    </style:style>
    <style:style style:name="T4" style:family="text">
      <style:text-properties style:font-name="Carlito" fo:font-weight="bold" style:font-weight-asian="bold" style:font-weight-complex="bold"/>
    </style:style>
    <style:style style:name="T5" style:family="text">
      <style:text-properties style:font-name="Carlito"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ISTEMAS INF<text:span text:style-name="T1">OR</text:span>MÁTICOS </text:p>
      <text:p text:style-name="P45"/>
      <text:p text:style-name="P48"/>
      <text:p text:style-name="P44"/>
      <text:p text:style-name="P42">BINARIO</text:p>
      <text:p text:style-name="P11"/>
      <text:p text:style-name="P11"/>
      <text:p text:style-name="P40"/>
      <text:p text:style-name="P20">PARTE MATEMÁTICA</text:p>
      <text:p text:style-name="P22"><text:span text:style-name="T2"/></text:p>
      <text:p text:style-name="P21">CALCULAR </text:p>
      <text:p text:style-name="P7"><text:span text:style-name="T3">Para entender cómo calcular en binario, imagina que cada posición representa un billete con un valor determinado y que solo </text:span><text:span text:style-name="T4">puedes usar cada billete una vez.</text:span><text:span text:style-name="T3"> Por ejemplo, si quieres representar el número 25, no podrías usar el billete de 32, porque eso te pasaría del valor deseado. En su lugar, tomarías el billete de 16, lo restarías de 25 y te quedaría 9. Luego continuarías con el siguiente billete más grande que no supere el valor restante, y así sucesivamente. Cada billete que usas se representa con un </text:span><text:span text:style-name="Strong_20_Emphasis"><text:span text:style-name="T3">1</text:span></text:span><text:span text:style-name="T3"> en esa posición del número binario, mientras que los billetes que no usas se representan con un </text:span><text:span text:style-name="Strong_20_Emphasis"><text:span text:style-name="T3">0</text:span></text:span><text:span text:style-name="T3">.</text:span></text:p>
      <text:p text:style-name="P32"/>
      <text:p text:style-name="P33">NO EMPEZAMOS EN 0 LOS PESOS SE EMPIEZA EN EL 1</text:p>
      <text:p text:style-name="P23"/>
      <table:table table:name="Table1" table:style-name="Table1">
        <table:table-column table:style-name="Table1.A" table:number-columns-repeated="10"/>
        <table:table-column table:style-name="Table1.K"/>
        <table:table-row>
          <table:table-cell table:style-name="Table1.A1" office:value-type="string">
            <text:p text:style-name="P24">128</text:p>
          </table:table-cell>
          <table:table-cell table:style-name="Table1.A1" office:value-type="string">
            <text:p text:style-name="P24">64</text:p>
          </table:table-cell>
          <table:table-cell table:style-name="Table1.A1" office:value-type="string">
            <text:p text:style-name="P24">32</text:p>
          </table:table-cell>
          <table:table-cell table:style-name="Table1.A1" office:value-type="string">
            <text:p text:style-name="P24">16</text:p>
          </table:table-cell>
          <table:table-cell table:style-name="Table1.A1" office:value-type="string">
            <text:p text:style-name="P24">8</text:p>
          </table:table-cell>
          <table:table-cell table:style-name="Table1.A1" office:value-type="string">
            <text:p text:style-name="P24">4</text:p>
          </table:table-cell>
          <table:table-cell table:style-name="Table1.A1" office:value-type="string">
            <text:p text:style-name="P24">2</text:p>
          </table:table-cell>
          <table:table-cell table:style-name="Table1.A1" office:value-type="string">
            <text:p text:style-name="P26">1</text:p>
          </table:table-cell>
          <table:table-cell table:style-name="Table1.A1" office:value-type="string">
            <text:p text:style-name="P24">0,5</text:p>
          </table:table-cell>
          <table:table-cell table:style-name="Table1.A1" office:value-type="string">
            <text:p text:style-name="P24">0,25</text:p>
          </table:table-cell>
          <table:table-cell table:style-name="Table1.A1" office:value-type="string">
            <text:p text:style-name="P25"/>
          </table:table-cell>
        </table:table-row>
        <table:table-row>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4">1</text:p>
          </table:table-cell>
          <table:table-cell table:style-name="Table1.A1" office:value-type="string">
            <text:p text:style-name="P25">0</text:p>
          </table:table-cell>
          <table:table-cell table:style-name="Table1.A1" office:value-type="string">
            <text:p text:style-name="P25">1</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4">5</text:p>
          </table:table-cell>
        </table:table-row>
        <table:table-row>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1</text:p>
          </table:table-cell>
          <table:table-cell table:style-name="Table1.A1" office:value-type="string">
            <text:p text:style-name="P24">0</text:p>
          </table:table-cell>
          <table:table-cell table:style-name="Table1.A1" office:value-type="string">
            <text:p text:style-name="P24">1</text:p>
          </table:table-cell>
          <table:table-cell table:style-name="Table1.A1" office:value-type="string">
            <text:p text:style-name="P24">0</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4">10</text:p>
          </table:table-cell>
        </table:table-row>
        <table:table-row>
          <table:table-cell table:style-name="Table1.A1" office:value-type="string">
            <text:p text:style-name="P25"/>
          </table:table-cell>
          <table:table-cell table:style-name="Table1.A1" office:value-type="string">
            <text:p text:style-name="P25"/>
          </table:table-cell>
          <table:table-cell table:style-name="Table1.A1" office:value-type="string">
            <text:p text:style-name="P24">1</text:p>
          </table:table-cell>
          <table:table-cell table:style-name="Table1.A1" office:value-type="string">
            <text:p text:style-name="P24">0</text:p>
          </table:table-cell>
          <table:table-cell table:style-name="Table1.A1" office:value-type="string">
            <text:p text:style-name="P25">0</text:p>
          </table:table-cell>
          <table:table-cell table:style-name="Table1.A1" office:value-type="string">
            <text:p text:style-name="P25">0</text:p>
          </table:table-cell>
          <table:table-cell table:style-name="Table1.A1" office:value-type="string">
            <text:p text:style-name="P25">0</text:p>
          </table:table-cell>
          <table:table-cell table:style-name="Table1.A1" office:value-type="string">
            <text:p text:style-name="P25">0</text:p>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32</text:p>
          </table:table-cell>
        </table:table-row>
        <table:table-row>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7">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0</text:p>
          </table:table-cell>
          <table:table-cell table:style-name="Table1.A1" office:value-type="string">
            <text:p text:style-name="P25">1</text:p>
          </table:table-cell>
          <table:table-cell table:style-name="Table1.A1" office:value-type="string">
            <text:p text:style-name="P25">1</text:p>
          </table:table-cell>
          <table:table-cell table:style-name="Table1.A1" office:value-type="string">
            <text:p text:style-name="P25">0,75</text:p>
          </table:table-cell>
        </table:table-row>
      </table:table>
      <text:p text:style-name="P23"/>
      <text:p text:style-name="P23"/>
      <text:h text:style-name="P13" text:outline-level="1">Apuntes de Sistema Binario - Operaciones Básicas</text:h>
      <text:h text:style-name="P29" text:outline-level="2">¿Qué es el sistema binario?</text:h>
      <text:p text:style-name="Text_20_body"><text:span text:style-name="T3">El sistema binario es un sistema de numeración que utiliza solo dos dígitos: </text:span><text:span text:style-name="Strong_20_Emphasis"><text:span text:style-name="T3">0</text:span></text:span><text:span text:style-name="T3"> y </text:span><text:span text:style-name="Strong_20_Emphasis"><text:span text:style-name="T3">1</text:span></text:span><text:span text:style-name="T3">. Es la base de toda la computación moderna, ya que los ordenadores trabajan con señales eléctricas que pueden estar encendidas (1) o apagadas (0).</text:span></text:p>
      <text:h text:style-name="P30" text:outline-level="3"><text:soft-page-break/>Conversión rápida decimal-binario (primeros números):</text:h>
      <text:list text:style-name="L1">
        <text:list-item>
          <text:p text:style-name="P51">0 decimal = 0 binario </text:p>
        </text:list-item>
        <text:list-item>
          <text:p text:style-name="P51">1 decimal = 1 binario </text:p>
        </text:list-item>
        <text:list-item>
          <text:p text:style-name="P51">2 decimal = 10 binario </text:p>
        </text:list-item>
        <text:list-item>
          <text:p text:style-name="P51">3 decimal = 11 binario </text:p>
        </text:list-item>
        <text:list-item>
          <text:p text:style-name="P51">4 decimal = 100 binario </text:p>
        </text:list-item>
        <text:list-item>
          <text:p text:style-name="P51">5 decimal = 101 binario </text:p>
        </text:list-item>
        <text:list-item>
          <text:p text:style-name="P51">6 decimal = 110 binario </text:p>
        </text:list-item>
        <text:list-item>
          <text:p text:style-name="P51">7 decimal = 111 binario </text:p>
        </text:list-item>
        <text:list-item>
          <text:p text:style-name="P52">8 decimal = 1000 binario </text:p>
        </text:list-item>
      </text:list>
      <text:h text:style-name="P29" text:outline-level="2">1. SUMA BINARIA</text:h>
      <text:h text:style-name="P30" text:outline-level="3">Reglas básicas:</text:h>
      <text:list text:style-name="L2">
        <text:list-item>
          <text:p text:style-name="P53">0 + 0 = 0 </text:p>
        </text:list-item>
        <text:list-item>
          <text:p text:style-name="P53">0 + 1 = 1 </text:p>
        </text:list-item>
        <text:list-item>
          <text:p text:style-name="P53">1 + 0 = 1 </text:p>
        </text:list-item>
        <text:list-item>
          <text:p text:style-name="P54">1 + 1 = 10 (escribes 0 y llevas 1) </text:p>
        </text:list-item>
      </text:list>
      <text:h text:style-name="P30" text:outline-level="3">Ejemplo práctico:</text:h>
      <text:p text:style-name="Preformatted_20_Text"><text:span text:style-name="Source_20_Text"><text:span text:style-name="T3"><text:s text:c="4"/>1011 <text:s/>(11 en decimal)</text:span></text:span></text:p>
      <text:p text:style-name="Preformatted_20_Text"><text:span text:style-name="Source_20_Text"><text:span text:style-name="T3"><text:s text:c="2"/>+ 1001 <text:s/>(9 en decimal)</text:span></text:span></text:p>
      <text:p text:style-name="Preformatted_20_Text"><text:span text:style-name="Source_20_Text"><text:span text:style-name="T3"><text:s text:c="2"/>------</text:span></text:span></text:p>
      <text:p text:style-name="P39"><text:span text:style-name="Source_20_Text"><text:span text:style-name="T3"><text:s text:c="3"/>10100 <text:s/>(20 en decimal)</text:span></text:span></text:p>
      <text:p text:style-name="Text_20_body"><text:span text:style-name="Strong_20_Emphasis"><text:span text:style-name="T3">Paso a paso:</text:span></text:span></text:p>
      <text:list text:style-name="L3">
        <text:list-item>
          <text:p text:style-name="P55">Columna derecha: 1 + 1 = 10 → escribo 0, llevo 1 </text:p>
        </text:list-item>
        <text:list-item>
          <text:p text:style-name="P55">Segunda columna: 1 + 0 + 1(que llevaba) = 10 → escribo 0, llevo 1 </text:p>
        </text:list-item>
        <text:list-item>
          <text:p text:style-name="P55">Tercera columna: 0 + 0 + 1(que llevaba) = 1 → escribo 1 </text:p>
        </text:list-item>
        <text:list-item>
          <text:p text:style-name="P55">Cuarta columna: 1 + 1 = 10 → escribo 0, llevo 1 </text:p>
        </text:list-item>
        <text:list-item>
          <text:p text:style-name="P56">Quinta columna: 0 + 0 + 1(que llevaba) = 1 → escribo 1 </text:p>
        </text:list-item>
      </text:list>
      <text:p text:style-name="P38"/>
      <text:p text:style-name="P38"/>
      <text:p text:style-name="P38"/>
      <text:p text:style-name="P38"/>
      <text:p text:style-name="P38"/>
      <text:p text:style-name="P38"/>
      <text:h text:style-name="P29" text:outline-level="2"><text:soft-page-break/>2. RESTA BINARIA</text:h>
      <text:h text:style-name="P30" text:outline-level="3">Reglas básicas:</text:h>
      <text:list text:style-name="L4">
        <text:list-item>
          <text:p text:style-name="P57">0 - 0 = 0 </text:p>
        </text:list-item>
        <text:list-item>
          <text:p text:style-name="P57">1 - 0 = 1 </text:p>
        </text:list-item>
        <text:list-item>
          <text:p text:style-name="P57">1 - 1 = 0 </text:p>
        </text:list-item>
        <text:list-item>
          <text:p text:style-name="P58">0 - 1 = 1 (pero hay que pedir prestado) </text:p>
        </text:list-item>
      </text:list>
      <text:h text:style-name="P30" text:outline-level="3">Ejemplo práctico:</text:h>
      <text:p text:style-name="Preformatted_20_Text"><text:span text:style-name="Source_20_Text"><text:span text:style-name="T3"><text:s text:c="4"/>1100 <text:s/>(12 en decimal)</text:span></text:span></text:p>
      <text:p text:style-name="Preformatted_20_Text"><text:span text:style-name="Source_20_Text"><text:span text:style-name="T3"><text:s text:c="2"/>- 1001 <text:s/>(9 en decimal) <text:s/></text:span></text:span></text:p>
      <text:p text:style-name="Preformatted_20_Text"><text:span text:style-name="Source_20_Text"><text:span text:style-name="T3"><text:s text:c="2"/>------</text:span></text:span></text:p>
      <text:p text:style-name="P39"><text:span text:style-name="Source_20_Text"><text:span text:style-name="T3"><text:s text:c="4"/>0011 <text:s/>(3 en decimal)</text:span></text:span></text:p>
      <text:p text:style-name="Text_20_body"><text:span text:style-name="Strong_20_Emphasis"><text:span text:style-name="T3">Paso a paso:</text:span></text:span></text:p>
      <text:list text:style-name="L5">
        <text:list-item>
          <text:p text:style-name="P59">Columna derecha: 0 - 1 → No puedo, pido prestado. Se convierte en 10 - 1 = 1 </text:p>
        </text:list-item>
        <text:list-item>
          <text:p text:style-name="P59">Segunda columna: 0 - 0 (pero presté uno) → -1 - 0 → Pido prestado: 10 - 1 - 0 = 1 </text:p>
        </text:list-item>
        <text:list-item>
          <text:p text:style-name="P59">Tercera columna: 1 - 0 (pero presté uno) → 0 - 0 = 0 </text:p>
        </text:list-item>
        <text:list-item>
          <text:p text:style-name="P60">Cuarta columna: 1 - 1 = 0 </text:p>
        </text:list-item>
      </text:list>
      <text:h text:style-name="P29" text:outline-level="2">3. MULTIPLICACIÓN BINARIA</text:h>
      <text:h text:style-name="P30" text:outline-level="3">Reglas básicas:</text:h>
      <text:list text:style-name="L6">
        <text:list-item>
          <text:p text:style-name="P61">0 × 0 = 0 </text:p>
        </text:list-item>
        <text:list-item>
          <text:p text:style-name="P61">0 × 1 = 0 </text:p>
        </text:list-item>
        <text:list-item>
          <text:p text:style-name="P61">1 × 0 = 0 </text:p>
        </text:list-item>
        <text:list-item>
          <text:p text:style-name="P62">1 × 1 = 1 </text:p>
        </text:list-item>
      </text:list>
      <text:p text:style-name="P38">Es como la multiplicación decimal, pero más simple.</text:p>
      <text:h text:style-name="P30" text:outline-level="3">Ejemplo práctico:</text:h>
      <text:p text:style-name="Preformatted_20_Text"><text:span text:style-name="Source_20_Text"><text:span text:style-name="T3"><text:s text:c="6"/>101 <text:s/>(5 en decimal)</text:span></text:span></text:p>
      <text:p text:style-name="Preformatted_20_Text"><text:span text:style-name="Source_20_Text"><text:span text:style-name="T3"><text:s text:c="4"/>× <text:s/>11 <text:s/>(3 en decimal)</text:span></text:span></text:p>
      <text:p text:style-name="Preformatted_20_Text"><text:span text:style-name="Source_20_Text"><text:span text:style-name="T3"><text:s text:c="4"/>-----</text:span></text:span></text:p>
      <text:p text:style-name="Preformatted_20_Text"><text:span text:style-name="Source_20_Text"><text:span text:style-name="T3"><text:s text:c="6"/>101 <text:s/>(101 × 1)</text:span></text:span></text:p>
      <text:p text:style-name="Preformatted_20_Text"><text:span text:style-name="Source_20_Text"><text:span text:style-name="T3"><text:s text:c="5"/>101 <text:s text:c="2"/>(101 × 1, desplazado una posición)</text:span></text:span></text:p>
      <text:p text:style-name="Preformatted_20_Text"><text:span text:style-name="Source_20_Text"><text:span text:style-name="T3"><text:s text:c="4"/>-----</text:span></text:span></text:p>
      <text:p text:style-name="P39"><text:span text:style-name="Source_20_Text"><text:span text:style-name="T3"><text:s text:c="4"/>1111 <text:s text:c="2"/>(15 en decimal)</text:span></text:span></text:p>
      <text:p text:style-name="Text_20_body"><text:span text:style-name="Strong_20_Emphasis"><text:span text:style-name="T3">Proceso:</text:span></text:span></text:p>
      <text:list text:style-name="L7">
        <text:list-item>
          <text:p text:style-name="P63">Multiplicas 101 × 1 = 101 </text:p>
        </text:list-item>
        <text:list-item>
          <text:p text:style-name="P63">Multiplicas 101 × 1 = 101 (pero desplazado una posición a la izquierda) </text:p>
        </text:list-item>
        <text:list-item>
          <text:p text:style-name="P64">Sumas los resultados: 101 + 1010 = 1111 </text:p>
        </text:list-item>
      </text:list>
      <text:h text:style-name="P29" text:outline-level="2"><text:soft-page-break/>4. DIVISIÓN BINARIA</text:h>
      <text:p text:style-name="P38">La división binaria funciona igual que la división decimal larga, pero solo usas 0s y 1s.</text:p>
      <text:h text:style-name="P30" text:outline-level="3">Ejemplo práctico: 1100 ÷ 11 (12 ÷ 3 en decimal)</text:h>
      <text:p text:style-name="Preformatted_20_Text"><text:span text:style-name="Source_20_Text"><text:span text:style-name="T3"><text:s text:c="6"/>100 <text:s/>← Cociente</text:span></text:span></text:p>
      <text:p text:style-name="Preformatted_20_Text"><text:span text:style-name="Source_20_Text"><text:span text:style-name="T3"><text:s text:c="4"/>-----</text:span></text:span></text:p>
      <text:p text:style-name="Preformatted_20_Text"><text:span text:style-name="Source_20_Text"><text:span text:style-name="T3">11 | 1100</text:span></text:span></text:p>
      <text:p text:style-name="Preformatted_20_Text"><text:span text:style-name="Source_20_Text"><text:span text:style-name="T3"><text:s text:c="5"/>11 <text:s text:c="3"/>← 11 cabe en 11 una vez</text:span></text:span></text:p>
      <text:p text:style-name="Preformatted_20_Text"><text:span text:style-name="Source_20_Text"><text:span text:style-name="T3"><text:s text:c="5"/>---</text:span></text:span></text:p>
      <text:p text:style-name="Preformatted_20_Text"><text:span text:style-name="Source_20_Text"><text:span text:style-name="T3"><text:s text:c="6"/>00</text:span></text:span></text:p>
      <text:p text:style-name="Preformatted_20_Text"><text:span text:style-name="Source_20_Text"><text:span text:style-name="T3"><text:s text:c="7"/>00 <text:s/>← Bajamos el siguiente dígito</text:span></text:span></text:p>
      <text:p text:style-name="Preformatted_20_Text"><text:span text:style-name="Source_20_Text"><text:span text:style-name="T3"><text:s text:c="7"/>---</text:span></text:span></text:p>
      <text:p text:style-name="Preformatted_20_Text"><text:span text:style-name="Source_20_Text"><text:span text:style-name="T3"><text:s text:c="7"/>000</text:span></text:span></text:p>
      <text:p text:style-name="Preformatted_20_Text"><text:span text:style-name="Source_20_Text"><text:span text:style-name="T3"><text:s text:c="8"/>00 ← Bajamos el último dígito <text:s/></text:span></text:span></text:p>
      <text:p text:style-name="Preformatted_20_Text"><text:span text:style-name="Source_20_Text"><text:span text:style-name="T3"><text:s text:c="8"/>---</text:span></text:span></text:p>
      <text:p text:style-name="P39"><text:span text:style-name="Source_20_Text"><text:span text:style-name="T3"><text:s text:c="8"/>000</text:span></text:span></text:p>
      <text:p text:style-name="Text_20_body"><text:span text:style-name="Strong_20_Emphasis"><text:span text:style-name="T3">Proceso:</text:span></text:span></text:p>
      <text:list text:style-name="L8">
        <text:list-item>
          <text:p text:style-name="P65">¿Cabe 11 en 1? No </text:p>
        </text:list-item>
        <text:list-item>
          <text:p text:style-name="P65">¿Cabe 11 en 11? Sí, una vez. 11 - 11 = 0 </text:p>
        </text:list-item>
        <text:list-item>
          <text:p text:style-name="P65">Bajamos el siguiente 0. ¿Cabe 11 en 00? No, ponemos 0 en el cociente </text:p>
        </text:list-item>
        <text:list-item>
          <text:p text:style-name="P66">Bajamos el último 0. ¿Cabe 11 en 000? No, ponemos 0 en el cociente </text:p>
        </text:list-item>
      </text:list>
      <text:p text:style-name="Text_20_body"><text:span text:style-name="Strong_20_Emphasis"><text:span text:style-name="T3">Resultado: 100 en binario = 4 en decimal</text:span></text:span><text:span text:style-name="T3"> ✓</text:span></text:p>
      <text:p text:style-name="P38"/>
      <text:h text:style-name="P30" text:outline-level="3">¿CUÁNDO USAR 1 Y CUÁNDO USAR 0 EN EL COCIENTE?</text:h>
      <text:p text:style-name="Text_20_body"><text:span text:style-name="Strong_20_Emphasis"><text:span text:style-name="T3">Regla simple:</text:span></text:span></text:p>
      <text:list text:style-name="L9">
        <text:list-item>
          <text:p text:style-name="P76"><text:span text:style-name="Strong_20_Emphasis"><text:span text:style-name="T3">Pones 1</text:span></text:span><text:span text:style-name="T3"> cuando el divisor "cabe" en el dividendo parcial (es igual o menor) </text:span></text:p>
        </text:list-item>
        <text:list-item>
          <text:p text:style-name="P75"><text:span text:style-name="Strong_20_Emphasis"><text:span text:style-name="T3">Pones 0</text:span></text:span><text:span text:style-name="T3"> cuando el divisor "no cabe" en el dividendo parcial (es mayor)</text:span></text:p>
        </text:list-item>
      </text:list>
      <text:p text:style-name="P38"/>
      <text:h text:style-name="Heading_20_2" text:outline-level="2"><text:span text:style-name="T3"/></text:h>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P29" text:outline-level="2"><text:soft-page-break/>Tabla de referencia rápida</text:h>
      <table:table table:name="Table2" table:style-name="Table2">
        <table:table-column table:style-name="Table2.A"/>
        <table:table-column table:style-name="Table2.B"/>
        <table:table-header-rows>
          <table:table-row>
            <table:table-cell table:style-name="Table2.A1" office:value-type="string">
              <text:p text:style-name="P37">Decimal</text:p>
            </table:table-cell>
            <table:table-cell table:style-name="Table2.A1" office:value-type="string">
              <text:p text:style-name="P37">Binario</text:p>
            </table:table-cell>
          </table:table-row>
        </table:table-header-rows>
        <table:table-row>
          <table:table-cell table:style-name="Table2.A1" office:value-type="string">
            <text:p text:style-name="P36">0</text:p>
          </table:table-cell>
          <table:table-cell table:style-name="Table2.A1" office:value-type="string">
            <text:p text:style-name="P36">0</text:p>
          </table:table-cell>
        </table:table-row>
        <table:table-row>
          <table:table-cell table:style-name="Table2.A1" office:value-type="string">
            <text:p text:style-name="P36">1</text:p>
          </table:table-cell>
          <table:table-cell table:style-name="Table2.A1" office:value-type="string">
            <text:p text:style-name="P36">1</text:p>
          </table:table-cell>
        </table:table-row>
        <table:table-row>
          <table:table-cell table:style-name="Table2.A1" office:value-type="string">
            <text:p text:style-name="P36">2</text:p>
          </table:table-cell>
          <table:table-cell table:style-name="Table2.A1" office:value-type="string">
            <text:p text:style-name="P36">10</text:p>
          </table:table-cell>
        </table:table-row>
        <table:table-row>
          <table:table-cell table:style-name="Table2.A1" office:value-type="string">
            <text:p text:style-name="P36">3</text:p>
          </table:table-cell>
          <table:table-cell table:style-name="Table2.A1" office:value-type="string">
            <text:p text:style-name="P36">11</text:p>
          </table:table-cell>
        </table:table-row>
        <table:table-row>
          <table:table-cell table:style-name="Table2.A1" office:value-type="string">
            <text:p text:style-name="P36">4</text:p>
          </table:table-cell>
          <table:table-cell table:style-name="Table2.A1" office:value-type="string">
            <text:p text:style-name="P36">100</text:p>
          </table:table-cell>
        </table:table-row>
        <table:table-row>
          <table:table-cell table:style-name="Table2.A1" office:value-type="string">
            <text:p text:style-name="P36">5</text:p>
          </table:table-cell>
          <table:table-cell table:style-name="Table2.A1" office:value-type="string">
            <text:p text:style-name="P36">101</text:p>
          </table:table-cell>
        </table:table-row>
        <table:table-row>
          <table:table-cell table:style-name="Table2.A1" office:value-type="string">
            <text:p text:style-name="P36">6</text:p>
          </table:table-cell>
          <table:table-cell table:style-name="Table2.A1" office:value-type="string">
            <text:p text:style-name="P36">110</text:p>
          </table:table-cell>
        </table:table-row>
        <table:table-row>
          <table:table-cell table:style-name="Table2.A1" office:value-type="string">
            <text:p text:style-name="P36">7</text:p>
          </table:table-cell>
          <table:table-cell table:style-name="Table2.A1" office:value-type="string">
            <text:p text:style-name="P36">111</text:p>
          </table:table-cell>
        </table:table-row>
        <table:table-row>
          <table:table-cell table:style-name="Table2.A1" office:value-type="string">
            <text:p text:style-name="P36">8</text:p>
          </table:table-cell>
          <table:table-cell table:style-name="Table2.A1" office:value-type="string">
            <text:p text:style-name="P36">1000</text:p>
          </table:table-cell>
        </table:table-row>
        <table:table-row>
          <table:table-cell table:style-name="Table2.A1" office:value-type="string">
            <text:p text:style-name="P36">9</text:p>
          </table:table-cell>
          <table:table-cell table:style-name="Table2.A1" office:value-type="string">
            <text:p text:style-name="P36">1001</text:p>
          </table:table-cell>
        </table:table-row>
        <table:table-row>
          <table:table-cell table:style-name="Table2.A1" office:value-type="string">
            <text:p text:style-name="P36">10</text:p>
          </table:table-cell>
          <table:table-cell table:style-name="Table2.A1" office:value-type="string">
            <text:p text:style-name="P36">1010</text:p>
          </table:table-cell>
        </table:table-row>
        <table:table-row>
          <table:table-cell table:style-name="Table2.A1" office:value-type="string">
            <text:p text:style-name="P36">15</text:p>
          </table:table-cell>
          <table:table-cell table:style-name="Table2.A1" office:value-type="string">
            <text:p text:style-name="P36">1111</text:p>
          </table:table-cell>
        </table:table-row>
        <table:table-row>
          <table:table-cell table:style-name="Table2.A1" office:value-type="string">
            <text:p text:style-name="P36">16</text:p>
          </table:table-cell>
          <table:table-cell table:style-name="Table2.A1" office:value-type="string">
            <text:p text:style-name="P36">10000</text:p>
          </table:table-cell>
        </table:table-row>
      </table:table>
      <text:p text:style-name="P38">¡Con práctica, las operaciones binarias se vuelven tan naturales como las decimales!</text:p>
      <text:p text:style-name="P14"/>
      <text:p text:style-name="P15"/>
      <text:p text:style-name="P15"/>
      <text:p text:style-name="P15"/>
      <text:p text:style-name="P15"/>
      <text:p text:style-name="P15"/>
      <text:p text:style-name="P15"/>
      <text:p text:style-name="P16">NOTA: 8 bites = 1 Byte </text:p>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8"><text:soft-page-break/>19/09</text:p>
      <text:p text:style-name="P19"/>
      <text:h text:style-name="P27" text:outline-level="1">DE DECIMAL A IEE754</text:h>
      <text:p text:style-name="P16"/>
      <text:h text:style-name="P1" text:outline-level="2"><text:span text:style-name="Strong_20_Emphasis"><text:span text:style-name="T5">Paso 1: Identifica el signo</text:span></text:span></text:h>
      <text:list text:style-name="L10">
        <text:list-item>
          <text:p text:style-name="P77"><text:span text:style-name="T3">Si el número es </text:span><text:span text:style-name="Strong_20_Emphasis"><text:span text:style-name="T3">positivo</text:span></text:span><text:span text:style-name="T3"> → </text:span><text:span text:style-name="Source_20_Text"><text:span text:style-name="T3">0</text:span></text:span></text:p>
        </text:list-item>
        <text:list-item>
          <text:p text:style-name="P77"><text:span text:style-name="T3">Si es </text:span><text:span text:style-name="Strong_20_Emphasis"><text:span text:style-name="T3">negativo</text:span></text:span><text:span text:style-name="T3"> → </text:span><text:span text:style-name="Source_20_Text"><text:span text:style-name="T3">1</text:span></text:span></text:p>
        </text:list-item>
      </text:list>
      <text:p text:style-name="Quotations"><text:span text:style-name="T3">Este será el </text:span><text:span text:style-name="Strong_20_Emphasis"><text:span text:style-name="T3">bit de signo</text:span></text:span><text:span text:style-name="T3"> (S).</text:span></text:p>
      <text:p text:style-name="P31"/>
      <text:h text:style-name="Heading_20_2" text:outline-level="2"><text:span text:style-name="Strong_20_Emphasis"><text:span text:style-name="T3">Paso 2: Convierte el valor absoluto a binario</text:span></text:span></text:h>
      <text:list text:style-name="L11">
        <text:list-item>
          <text:p text:style-name="P78"><text:span text:style-name="T3">Separa la parte </text:span><text:span text:style-name="Strong_20_Emphasis"><text:span text:style-name="T3">entera</text:span></text:span><text:span text:style-name="T3"> y la </text:span><text:span text:style-name="Strong_20_Emphasis"><text:span text:style-name="T3">fraccionaria</text:span></text:span><text:span text:style-name="T3">.</text:span></text:p>
        </text:list-item>
        <text:list-item>
          <text:p text:style-name="P78"><text:span text:style-name="T3">Convierte la </text:span><text:span text:style-name="Strong_20_Emphasis"><text:span text:style-name="T3">entera</text:span></text:span><text:span text:style-name="T3"> a binario normalmente.</text:span></text:p>
        </text:list-item>
        <text:list-item>
          <text:p text:style-name="P78"><text:span text:style-name="T3">Convierte la </text:span><text:span text:style-name="Strong_20_Emphasis"><text:span text:style-name="T3">fraccionaria</text:span></text:span><text:span text:style-name="T3"> multiplicando sucesivamente por 2 y tomando la parte entera hasta obtener precisión suficiente.</text:span></text:p>
        </text:list-item>
      </text:list>
      <text:p text:style-name="Text_20_body"><text:span text:style-name="T3">Ejemplo: </text:span><text:span text:style-name="Source_20_Text"><text:span text:style-name="T3">12.375</text:span></text:span><text:span text:style-name="T3"> →</text:span></text:p>
      <text:list text:style-name="L12">
        <text:list-item>
          <text:p text:style-name="P79"><text:span text:style-name="T3">Parte entera: </text:span><text:span text:style-name="Source_20_Text"><text:span text:style-name="T3">12</text:span></text:span><text:span text:style-name="T3"> → </text:span><text:span text:style-name="Source_20_Text"><text:span text:style-name="T3">1100</text:span></text:span></text:p>
        </text:list-item>
        <text:list-item>
          <text:p text:style-name="P79"><text:span text:style-name="T3">Parte fraccionaria: </text:span><text:span text:style-name="Source_20_Text"><text:span text:style-name="T3">.375</text:span></text:span><text:span text:style-name="T3"> →</text:span></text:p>
          <text:list>
            <text:list-item>
              <text:p text:style-name="P67">0.375 × 2 = 0.75 → 0</text:p>
            </text:list-item>
            <text:list-item>
              <text:p text:style-name="P67">0.75 × 2 = 1.5 → 1</text:p>
            </text:list-item>
            <text:list-item>
              <text:p text:style-name="P79"><text:span text:style-name="T3">0.5 × 2 = 1.0 → 1<text:line-break/>Resultado fraccionario: </text:span><text:span text:style-name="Source_20_Text"><text:span text:style-name="T3">011</text:span></text:span></text:p>
            </text:list-item>
          </text:list>
        </text:list-item>
        <text:list-item>
          <text:p text:style-name="P79"><text:span text:style-name="T3">Binario completo: </text:span><text:span text:style-name="Source_20_Text"><text:span text:style-name="T3">1100.011</text:span></text:span></text:p>
        </text:list-item>
      </text:list>
      <text:p text:style-name="P31"/>
      <text:h text:style-name="Heading_20_2" text:outline-level="2"><text:span text:style-name="Strong_20_Emphasis"><text:span text:style-name="T3">Paso 3: Normaliza el número</text:span></text:span></text:h>
      <text:list text:style-name="L13">
        <text:list-item>
          <text:p text:style-name="P80"><text:span text:style-name="T3">Normalizar significa escribirlo en forma </text:span><text:span text:style-name="Strong_20_Emphasis"><text:span text:style-name="T3">1.mantisa × 2^E</text:span></text:span></text:p>
        </text:list-item>
        <text:list-item>
          <text:p text:style-name="P80"><text:span text:style-name="T3">Ejemplo: </text:span><text:span text:style-name="Source_20_Text"><text:span text:style-name="T3">1100.011</text:span></text:span><text:span text:style-name="T3"> → </text:span><text:span text:style-name="Source_20_Text"><text:span text:style-name="T3">1.100011 × 2^3</text:span></text:span></text:p>
          <text:list>
            <text:list-item>
              <text:p text:style-name="P80"><text:span text:style-name="T3">Aquí, </text:span><text:span text:style-name="Strong_20_Emphasis"><text:span text:style-name="T3">E = 3</text:span></text:span></text:p>
            </text:list-item>
          </text:list>
        </text:list-item>
        <text:list-item>
          <text:p text:style-name="P80"><text:span text:style-name="T3">La </text:span><text:span text:style-name="Strong_20_Emphasis"><text:span text:style-name="T3">mantisa</text:span></text:span><text:span text:style-name="T3"> será todo lo que está después del punto: </text:span><text:span text:style-name="Source_20_Text"><text:span text:style-name="T3">100011</text:span></text:span></text:p>
        </text:list-item>
      </text:list>
      <text:p text:style-name="P31"/>
      <text:h text:style-name="Heading_20_2" text:outline-level="2"><text:soft-page-break/><text:span text:style-name="Strong_20_Emphasis"><text:span text:style-name="T3">Paso 4: Calcula el exponente con bias</text:span></text:span></text:h>
      <text:list text:style-name="L14">
        <text:list-item>
          <text:p text:style-name="P81"><text:span text:style-name="T3">IEEE 754 usa </text:span><text:span text:style-name="Strong_20_Emphasis"><text:span text:style-name="T3">bias 127</text:span></text:span><text:span text:style-name="T3"> para float de 32 bits.</text:span></text:p>
        </text:list-item>
        <text:list-item>
          <text:p text:style-name="P68">Exponente almacenado = E + 127</text:p>
        </text:list-item>
        <text:list-item>
          <text:p text:style-name="P81"><text:span text:style-name="T3">Ejemplo: </text:span><text:span text:style-name="Source_20_Text"><text:span text:style-name="T3">E = 3</text:span></text:span><text:span text:style-name="T3"> → </text:span><text:span text:style-name="Source_20_Text"><text:span text:style-name="T3">3 + 127 = 130</text:span></text:span></text:p>
        </text:list-item>
        <text:list-item>
          <text:p text:style-name="P81"><text:span text:style-name="T3">Convierte 130 a binario → </text:span><text:span text:style-name="Source_20_Text"><text:span text:style-name="T3">10000010</text:span></text:span><text:span text:style-name="T3"> (8 bits)</text:span></text:p>
        </text:list-item>
      </text:list>
      <text:p text:style-name="P31"/>
      <text:h text:style-name="Heading_20_2" text:outline-level="2"><text:span text:style-name="Strong_20_Emphasis"><text:span text:style-name="T3">Paso 5: Construye la mantisa de 23 bits</text:span></text:span></text:h>
      <text:list text:style-name="L15">
        <text:list-item>
          <text:p text:style-name="P82"><text:span text:style-name="T3">Toma los bits de la parte fraccionaria normalizada (</text:span><text:span text:style-name="Source_20_Text"><text:span text:style-name="T3">100011</text:span></text:span><text:span text:style-name="T3">)</text:span></text:p>
        </text:list-item>
        <text:list-item>
          <text:p text:style-name="P82"><text:span text:style-name="T3">Completa con ceros hasta tener </text:span><text:span text:style-name="Strong_20_Emphasis"><text:span text:style-name="T3">23 bits</text:span></text:span><text:span text:style-name="T3">: </text:span><text:span text:style-name="Source_20_Text"><text:span text:style-name="T3">10001100000000000000000</text:span></text:span></text:p>
        </text:list-item>
      </text:list>
      <text:p text:style-name="P31"/>
      <text:h text:style-name="Heading_20_2" text:outline-level="2"><text:span text:style-name="Strong_20_Emphasis"><text:span text:style-name="T3">Paso 6: Arma el número final</text:span></text:span></text:h>
      <text:p text:style-name="P38">Formato IEEE 754 de 32 bits:</text:p>
      <text:p text:style-name="P8"><text:span text:style-name="Source_20_Text"><text:span text:style-name="T3">[bit de signo] [8 bits exponente] [23 bits mantisa]</text:span></text:span></text:p>
      <text:list text:style-name="L16">
        <text:list-item>
          <text:p text:style-name="P69">Signo: 0</text:p>
        </text:list-item>
        <text:list-item>
          <text:p text:style-name="P69">Exponente: 10000010</text:p>
        </text:list-item>
        <text:list-item>
          <text:p text:style-name="P69">Mantisa: 10001100000000000000000</text:p>
        </text:list-item>
      </text:list>
      <text:p text:style-name="Text_20_body"><text:span text:style-name="Strong_20_Emphasis"><text:span text:style-name="T3">Resultado final:</text:span></text:span></text:p>
      <text:p text:style-name="P8"><text:span text:style-name="Source_20_Text"><text:span text:style-name="T3">0 10000010 10001100000000000000000</text:span></text:span></text:p>
      <text:p text:style-name="P8"><text:span text:style-name="Source_20_Text"><text:span text:style-name="T3"/></text:span></text:p>
      <text:p text:style-name="P8"><text:span text:style-name="Source_20_Text"><text:span text:style-name="T3"/></text:span></text:p>
      <text:h text:style-name="P10" text:outline-level="1"><text:span text:style-name="Source_20_Text"><text:span text:style-name="T3"/></text:span></text:h>
      <text:h text:style-name="P10" text:outline-level="1"/>
      <text:h text:style-name="P10" text:outline-level="1"><text:span text:style-name="Source_20_Text"><text:span text:style-name="T3"/></text:span></text:h>
      <text:p text:style-name="P12"><text:span text:style-name="Source_20_Text"><text:span text:style-name="T3"/></text:span></text:p>
      <text:h text:style-name="P10" text:outline-level="1"><text:soft-page-break/><text:span text:style-name="Source_20_Text"><text:span text:style-name="T3">DE EEE754 A DECIMAL </text:span></text:span></text:h>
      <text:p text:style-name="P8"><text:span text:style-name="Source_20_Text"><text:span text:style-name="T3"/></text:span></text:p>
      <text:h text:style-name="P9" text:outline-level="3"><text:span text:style-name="Strong_20_Emphasis"><text:span text:style-name="T3">Paso 1: Identifica el signo</text:span></text:span></text:h>
      <text:list text:style-name="L17">
        <text:list-item>
          <text:p text:style-name="P83"><text:span text:style-name="T3">El primer bit es el </text:span><text:span text:style-name="Strong_20_Emphasis"><text:span text:style-name="T3">bit de signo (S)</text:span></text:span><text:span text:style-name="T3">.</text:span></text:p>
          <text:list>
            <text:list-item>
              <text:p text:style-name="P70">0 → positivo</text:p>
            </text:list-item>
            <text:list-item>
              <text:p text:style-name="P70">1 → negativo</text:p>
            </text:list-item>
          </text:list>
        </text:list-item>
        <text:list-item>
          <text:p text:style-name="P83"><text:span text:style-name="T3">Aquí S = 0 → el número es </text:span><text:span text:style-name="Strong_20_Emphasis"><text:span text:style-name="T3">positivo</text:span></text:span><text:span text:style-name="T3">.</text:span></text:p>
        </text:list-item>
      </text:list>
      <text:p text:style-name="P31"/>
      <text:h text:style-name="Heading_20_3" text:outline-level="3"><text:span text:style-name="Strong_20_Emphasis"><text:span text:style-name="T3">Paso 2: Extrae y convierte el exponente</text:span></text:span></text:h>
      <text:list text:style-name="L18">
        <text:list-item>
          <text:p text:style-name="P84"><text:span text:style-name="T3">Los siguientes 8 bits son el </text:span><text:span text:style-name="Strong_20_Emphasis"><text:span text:style-name="T3">exponente con bias</text:span></text:span><text:span text:style-name="T3">: </text:span><text:span text:style-name="Source_20_Text"><text:span text:style-name="T3">10000010</text:span></text:span><text:span text:style-name="T3">.</text:span></text:p>
        </text:list-item>
        <text:list-item>
          <text:p text:style-name="P71">Convierte a decimal:<text:line-break/>1⋅27+0⋅26+0⋅25+0⋅24+0⋅23+0⋅22+1⋅21+0⋅20<text:line-break/>=128+2=130</text:p>
        </text:list-item>
        <text:list-item>
          <text:p text:style-name="P71">Quita el bias (127):<text:line-break/>E=130−127=3</text:p>
        </text:list-item>
      </text:list>
      <text:p text:style-name="P31"/>
      <text:h text:style-name="Heading_20_3" text:outline-level="3"><text:span text:style-name="Strong_20_Emphasis"><text:span text:style-name="T3">Paso 3: Reconstruye la mantisa</text:span></text:span></text:h>
      <text:list text:style-name="L19">
        <text:list-item>
          <text:p text:style-name="P85"><text:span text:style-name="T3">Los 23 bits restantes son la </text:span><text:span text:style-name="Strong_20_Emphasis"><text:span text:style-name="T3">mantisa</text:span></text:span><text:span text:style-name="T3">: </text:span><text:span text:style-name="Source_20_Text"><text:span text:style-name="T3">10001100000000000000000</text:span></text:span></text:p>
        </text:list-item>
        <text:list-item>
          <text:p text:style-name="P85"><text:span text:style-name="T3">La mantisa en IEEE 754 </text:span><text:span text:style-name="Strong_20_Emphasis"><text:span text:style-name="T3">tiene un 1 implícito al inicio</text:span></text:span><text:span text:style-name="T3">:<text:line-break/>1.100011000000000000000002​</text:span></text:p>
        </text:list-item>
      </text:list>
      <text:p text:style-name="P31"/>
      <text:h text:style-name="Heading_20_3" text:outline-level="3"><text:span text:style-name="Strong_20_Emphasis"><text:span text:style-name="T3">Paso 4: Convierte la mantisa a decimal</text:span></text:span></text:h>
      <text:list text:style-name="L20">
        <text:list-item>
          <text:p text:style-name="P72">La parte entera es 1.</text:p>
        </text:list-item>
        <text:list-item>
          <text:p text:style-name="P86"><text:span text:style-name="T3">La parte fraccionaria: </text:span><text:span text:style-name="Source_20_Text"><text:span text:style-name="T3">100011</text:span></text:span><text:span text:style-name="T3"> → calcula decimal:</text:span></text:p>
          <text:p text:style-name="P73">1⋅2−1+0⋅2−2+0⋅2−3+0⋅2−4+1⋅2−5+1⋅2−6=0.5+0+0+0+0.03125+0.015625=0.546875 </text:p>
        </text:list-item>
        <text:list-item>
          <text:p text:style-name="P86"><text:span text:style-name="T3">Mantisa decimal = 1 + 0.546875 = </text:span><text:span text:style-name="Strong_20_Emphasis"><text:span text:style-name="T3">1.546875</text:span></text:span></text:p>
        </text:list-item>
      </text:list>
      <text:p text:style-name="P31"/>
      <text:h text:style-name="Heading_20_3" text:outline-level="3"><text:span text:style-name="Strong_20_Emphasis"><text:span text:style-name="T3">Paso 5: Aplica el exponente</text:span></text:span></text:h>
      <text:list text:style-name="L21">
        <text:list-item>
          <text:p text:style-name="P74">Fórmula: valor=mantisa×2E</text:p>
        </text:list-item>
        <text:list-item>
          <text:p text:style-name="P74">Aquí: 1.546875×23=1.546875×8=12.375</text:p>
        </text:list-item>
      </text:list>
      <text:p text:style-name="P31"/>
      <text:h text:style-name="Heading_20_3" text:outline-level="3"><text:soft-page-break/><text:span text:style-name="Strong_20_Emphasis"><text:span text:style-name="T3">Paso 6: Aplica el signo</text:span></text:span></text:h>
      <text:list text:style-name="L22">
        <text:list-item>
          <text:p text:style-name="P87"><text:span text:style-name="T3">Signo = 0 → positivo → </text:span><text:span text:style-name="Strong_20_Emphasis"><text:span text:style-name="T3">resultado final = 12.375</text:span></text:span></text:p>
        </text:list-item>
      </text:list>
      <text:p text:style-name="P31"/>
      <text:p text:style-name="Text_20_body"><text:span text:style-name="T3">✅ </text:span><text:span text:style-name="Strong_20_Emphasis"><text:span text:style-name="T3">Resultado decimal:</text:span></text:span></text:p>
      <text:p text:style-name="P8"><text:span text:style-name="Source_20_Text"><text:span text:style-name="T3">12.375</text:span></text:span></text:p>
      <text:p text:style-name="P8"><text:span text:style-name="Source_20_Text"/></text:p>
      <text:p text:style-name="P2">24/09</text:p>
      <text:p text:style-name="P2"/>
      <text:p text:style-name="P2"/>
      <text:p text:style-name="P43">HARDWARE</text:p>
      <text:p text:style-name="P46">DUROBJETO</text:p>
      <text:p text:style-name="P46"/>
      <text:p text:style-name="P47"/>
      <text:p text:style-name="P34">HISTORIA</text:p>
      <text:p text:style-name="P34"/>
      <text:p text:style-name="P35">(...)</text:p>
      <text:p text:style-name="P35"><text:s/></text:p>
      <text:p text:style-name="P28"/>
      <text:p text:style-name="P50">01/10</text:p>
      <text:p text:style-name="P49"><text:s/></text:p>
      <text:p text:style-name="P49"/>
      <text:p text:style-name="P4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3"><text:soft-page-break/></text:p>
      <text:p text:style-name="P6"/>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e" svg:font-family="Calibr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9:45:15.932660699</meta:creation-date>
    <dc:date>2025-10-01T21:49:14.079590220</dc:date>
    <meta:editing-duration>PT2H43M56S</meta:editing-duration>
    <meta:editing-cycles>5</meta:editing-cycles>
    <meta:generator>LibreOffice/24.2.6.2$Linux_X86_64 LibreOffice_project/420$Build-2</meta:generator>
    <meta:document-statistic meta:table-count="2" meta:image-count="0" meta:object-count="0" meta:page-count="10" meta:paragraph-count="228" meta:word-count="1239" meta:character-count="6079" meta:non-whitespace-character-count="4949"/>
  </office:meta>
</office:document-meta>
</file>